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adee" officeooo:paragraph-rsid="0001adee"/>
    </style:style>
    <style:style style:name="P2" style:family="paragraph" style:parent-style-name="Standard">
      <style:text-properties style:text-underline-style="solid" style:text-underline-width="auto" style:text-underline-color="font-color" officeooo:rsid="0001adee" officeooo:paragraph-rsid="0001adee"/>
    </style:style>
    <style:style style:name="T1" style:family="text">
      <style:text-properties officeooo:rsid="000386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e à faire :</text:p>
      <text:p text:style-name="P1"/>
      <text:p text:style-name="P1"/>
      <text:p text:style-name="P2">Priorité 1 :</text:p>
      <text:p text:style-name="P1"/>
      <text:p text:style-name="P1">-nouvelle interface + fichier config + mode batch</text:p>
      <text:p text:style-name="P1"/>
      <text:p text:style-name="P1">-filtrage</text:p>
      <text:p text:style-name="P1"><text:tab/>-&gt;tirs (angles de tir, priorité basse : réflectance du rxp)</text:p>
      <text:p text:style-name="P1"/>
      <text:p text:style-name="P1">-documentation</text:p>
      <text:p text:style-name="P1"><text:tab/>-<text:span text:style-name="T1">&gt;doc programmeur</text:span></text:p>
      <text:p text:style-name="P1"><text:tab/>-<text:span text:style-name="T1">&gt;doc utilisateur</text:span></text:p>
      <text:p text:style-name="P1"/>
      <text:p text:style-name="P1">-transmittance au sol</text:p>
      <text:p text:style-name="P1"/>
      <text:p text:style-name="P1"><text:tab/>-&gt;validation</text:p>
      <text:p text:style-name="P1"><text:tab/>-&gt;option pour générer (en option : tif)</text:p>
      <text:p text:style-name="P1"/>
      <text:p text:style-name="P1">-intégrer le multi-résolution au programme principal (générer tous les fichiers en une seule fois)</text:p>
      <text:p text:style-name="P1"/>
      <text:p text:style-name="P1">-finaliser vue 3D</text:p>
      <text:p text:style-name="P1"><text:tab/>-&gt;échelle de couleur </text:p>
      <text:p text:style-name="P1"><text:tab/>-&gt;filtrage</text:p>
      <text:p text:style-name="P1"><text:tab/><text:tab/>-&gt;visualisation des NaN</text:p>
      <text:p text:style-name="P1"><text:tab/><text:tab/>-&gt;intervalles</text:p>
      <text:p text:style-name="P1"/>
      <text:p text:style-name="P1"><text:tab/></text:p>
      <text:p text:style-name="P1"/>
      <text:p text:style-name="P2">Priorité 2 :</text:p>
      <text:p text:style-name="P1"/>
      <text:p text:style-name="P1">-graduation (échelle métrique)</text:p>
      <text:p text:style-name="P1">-lecture LAZ</text:p>
      <text:p text:style-name="P1">-pondération tirs avec données extra-byt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cul </meta:initial-creator>
    <meta:creation-date>2015-03-27T09:00:45.188940426</meta:creation-date>
    <dc:date>2015-03-27T09:18:22.391948601</dc:date>
    <dc:creator>calcul </dc:creator>
    <meta:editing-duration>PT2M16S</meta:editing-duration>
    <meta:editing-cycles>1</meta:editing-cycles>
    <meta:document-statistic meta:table-count="0" meta:image-count="0" meta:object-count="0" meta:page-count="1" meta:paragraph-count="22" meta:word-count="80" meta:character-count="554" meta:non-whitespace-character-count="482"/>
    <meta:generator>LibreOffice/4.1.3.2$Linux_X86_64 LibreOffice_project/410m0$Build-2</meta:generator>
  </office:meta>
</office:document-meta>
</file>